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officeooo:rsid="000d41e4"/>
    </style:style>
    <style:style style:name="T7" style:family="text">
      <style:text-properties officeooo:rsid="0002472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3 – </text:span><text:span text:style-name="T5">Stacks and Hyperstack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0">Identify the tools for opening multidimensional data and the importance of dimensional order</text:p>
        </text:list-item>
        <text:list-item>
          <text:p text:style-name="P10">Apply 3D projections, multidimensional cropping and concatenation</text:p>
        </text:list-item>
        <text:list-item>
          <text:p text:style-name="P10">Use the 3D viewer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4:03.904834586</dc:date>
    <meta:editing-duration>P1DT1H42M1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6" meta:character-count="243" meta:non-whitespace-character-count="215"/>
  </office:meta>
</office:document-meta>
</file>